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4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82cm" svg:height="4.778cm" svg:x="0.918cm" svg:y="1.022cm">
          <draw:text-box>
            <text:p text:style-name="P1"><text:span text:style-name="T1">Frontent Processes</text:span></text:p>
            <text:p/>
            <text:p><text:span text:style-name="T2">Summary</text:span></text:p>
            <text:p><text:span text:style-name="T3">This document will outline all the frontend processes needed for Blankcanvas to function properly.</text:span></text:p>
            <text:p><text:span text:style-name="T3"/></text:p>
            <text:p><text:span text:style-name="T2">Documentation Index</text:span></text:p>
            <text:p><text:span text:style-name="T3">Load balancing processes</text:span></text:p>
            <text:p><text:span text:style-name="T3">Canvas ( OpenFL / HAXE ) process</text:span></text:p>
            <text:p><text:span text:style-name="T3">Plugin architectu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5T13:06:24.727000000</meta:creation-date>
    <dc:date>2020-05-15T13:14:14.199000000</dc:date>
    <meta:editing-duration>PT7M48S</meta:editing-duration>
    <meta:editing-cycles>3</meta:editing-cycles>
    <meta:generator>LibreOffice/6.3.3.2$Windows_X86_64 LibreOffice_project/a64200df03143b798afd1ec74a12ab50359878ed</meta:generator>
    <meta:document-statistic meta:object-count="1"/>
  </office:meta>
</office:document-meta>
</file>